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EA000003F5FCF2E054.png" manifest:media-type=""/>
  <manifest:file-entry manifest:full-path="Pictures/10000000000004ED000003E61B57B99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0.573cm" svg:height="16.281cm" svg:x="0.283cm" svg:y="3.277cm">
            <draw:image xlink:href="Pictures/10000000000004ED000003E61B57B992.png" xlink:type="simple" xlink:show="embed" xlink:actuate="onLoad">
              <text:p/>
            </draw:image>
          </draw:frame>
          <draw:frame draw:style-name="gr1" draw:text-style-name="P1" draw:layer="layout" svg:width="20.531cm" svg:height="16.565cm" svg:x="0.3cm" svg:y="7.286cm">
            <draw:image xlink:href="Pictures/10000000000004EA000003F5FCF2E05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1" draw:layer="backgroundobjects" svg:width="4.431cm" svg:height="1.911cm" svg:x="1.941cm" svg:y="26.242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028cm" svg:height="1.911cm" svg:x="7.495cm" svg:y="26.242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31cm" svg:height="1.911cm" svg:x="14.626cm" svg:y="26.242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5:44:37.792837410</meta:creation-date>
    <meta:print-date>2014-07-09T15:55:52.214800568</meta:print-date>
    <dc:date>2014-07-09T15:59:27.807884269</dc:date>
    <meta:editing-duration>P0D</meta:editing-duration>
    <meta:editing-cycles>1</meta:editing-cycles>
    <meta:document-statistic meta:object-count="26"/>
    <meta:generator>LibreOffice/4.1.3.2$Linux_X86_64 LibreOffice_project/70feb7d99726f064edab4605a8ab840c50ec57a</meta:generator>
  </office:meta>
</office:document-meta>
</file>